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0000001901DF695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Courier 10 Pitch'" style:font-pitch="fixe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4cm" svg:x="1.4cm" svg:y="0.837cm" presentation:class="subtitle">
          <draw:text-box>
            <text:p text:style-name="P1"><text:span text:style-name="T1">Rescuing E-mail from the Cloud</text:span></text:p>
            <text:p text:style-name="P1"/>
            <text:p text:style-name="P1">Bjarni Rúnar Einarsson</text:p>
            <text:p text:style-name="P1">www.mailpile.i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, my name is Bjarni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Bee Yarn Knee :-)</text:p>
              </text:list-item>
              <text:list-item>
                <text:p>Full time Free Software developer since 2010</text:p>
                <text:list>
                  <text:list-item>
                    <text:p>Previously worked at Google SRE</text:p>
                  </text:list-item>
                  <text:list-item>
                    <text:p>Before that, Frisk Software fighting spam</text:p>
                  </text:list-item>
                </text:list>
              </text:list-item>
              <text:list-item>
                <text:p>B.Sc. Comp. Sci. from Uni. Iceland, 2000</text:p>
              </text:list-item>
              <text:list-item>
                <text:p>F/LOSS advocate since Linux 1.2</text:p>
              </text:list-item>
              <text:list-item>
                <text:p>1st time at OHM, loving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6.254cm" svg:x="1.4cm" svg:y="0.837cm" presentation:class="subtitle">
          <draw:text-box>
            <text:p text:style-name="P2"><text:span text:style-name="T2">E-mail... a solved problem, right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t really!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ncreasingly centralized: GMail, Hotmail (Microsoft Live.com), Yahoo, …</text:p>
                <text:list>
                  <text:list-item>
                    <text:p>Very good, cheap service</text:p>
                  </text:list-item>
                  <text:list-item>
                    <text:p>Comes with spying!</text:p>
                  </text:list-item>
                </text:list>
              </text:list-item>
              <text:list-item>
                <text:p>Spam filters suck</text:p>
              </text:list-item>
              <text:list-item>
                <text:p>Little innovation in the FOSS world</text:p>
              </text:list-item>
              <text:list-item>
                <text:p>Mass encryption is still a distant d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udy e-mail is sca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dward Snowden says so</text:p>
              </text:list-item>
              <text:list-item>
                <text:p>Even more proprietary lock-in than traditional closed source</text:p>
              </text:list-item>
              <text:list-item>
                <text:p>Lock-in and natural monopolies abound</text:p>
              </text:list-item>
              <text:list-item>
                <text:p>Risk of “embrace-extend-extinguish”</text:p>
              </text:list-item>
              <text:list-item>
                <text:p><text:span text:style-name="T3">Spam filters are censorship tools in disguise</text:span></text:p>
              </text:list-item>
              <text:list-item>
                <text:p>Incompatible with en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2" draw:layer="layout" svg:width="25.199cm" svg:height="16.254cm" svg:x="1.4cm" svg:y="0.837cm" presentation:class="subtitle">
          <draw:text-box>
            <text:p text:style-name="P2"><text:span text:style-name="T2">What can we do about it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cuing e-mail ...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3">
              <text:list-item>
                <text:p>Make decentralization easy</text:p>
                <text:list>
                  <text:list-item>
                    <text:p>Including an easy migration path</text:p>
                  </text:list-item>
                </text:list>
              </text:list-item>
              <text:list-item>
                <text:p>Make good software people want to use</text:p>
              </text:list-item>
              <text:list-item>
                <text:p>Make software FOSS folks enjoy hacking on</text:p>
              </text:list-item>
              <text:list-item>
                <text:p>Make e-mail encryption understandable</text:p>
              </text:list-item>
              <text:list-item>
                <text:p>Find business models for e-mail that don't rely on ads and data mi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4cm" svg:x="1.4cm" svg:y="0.837cm" presentation:class="subtitle">
          <draw:text-box>
            <text:p text:style-name="P3"><text:span text:style-name="T4">What am I doing about it?</text:span></text:p>
            <text:p text:style-name="P3"><text:span text:style-name="T4"/></text:p>
            <text:p text:style-name="P3"><text:span text:style-name="T5">mail</text:span><text:span text:style-name="T6">pile 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is <text:span text:style-name="T7">mail</text:span>pile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ree-as-in-Freedom Software</text:p>
              </text:list-item>
              <text:list-item>
                <text:p>Personal web-mail</text:p>
              </text:list-item>
              <text:list-item>
                <text:p>Built around searching/tagging, not IMAP</text:p>
              </text:list-item>
              <text:list-item>
                <text:p>A user-friendly interface to OpenPGP</text:p>
              </text:list-item>
              <text:list-item>
                <text:p>Python + HTML/CSS + Javascript</text:p>
              </text:list-item>
              <text:list-item>
                <text:p>An API to your e-mail: REST / Python /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ots: Search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ondering how to make a fast search engine</text:p>
              </text:list-item>
              <text:list-item>
                <text:p>Realized that all the meta-data fits in RAM</text:p>
                <text:list>
                  <text:list-item>
                    <text:p>Email used to be big, is now small</text:p>
                    <text:p/>
                  </text:list-item>
                </text:list>
              </text:list-item>
              <text:list-item>
                <text:p>So, any simple query could be answered by reading a single file: 200ms or less!</text:p>
              </text:list-item>
              <text:list-item>
                <text:p>If search is fast, everything else is 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gs, Filt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ags read/write search terms</text:p>
                <text:list>
                  <text:list-header>
                    <text:p>New, Inbox, Starred, Spam, …</text:p>
                    <text:p/>
                  </text:list-header>
                </text:list>
              </text:list-item>
              <text:list-item>
                <text:p>Filters are stored searches that add and remove tags:</text:p>
                <text:list>
                  <text:list-header>
                    <text:p>search from:ohm2013</text:p>
                    <text:p>filter add +Community/Ohm2013 OHM mai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acts, Group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ustom settings for outgoing mail, depending on who the recipient is</text:p>
                <text:list>
                  <text:list-item>
                    <text:p>Do they want to receive encrypted mail?</text:p>
                  </text:list-item>
                  <text:list-item>
                    <text:p>Signed?</text:p>
                  </text:list-item>
                  <text:list-item>
                    <text:p>Which from-address should I be using?</text:p>
                    <text:p/>
                  </text:list-item>
                </text:list>
              </text:list-item>
              <text:list-item>
                <text:p>Group messages together by sender</text:p>
                <text:list>
                  <text:list-header>
                    <text:p>Family, Friends, Work, OHM, …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ere is the mail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rever!</text:p>
                <text:list>
                  <text:list-header>
                    <text:p>mbox, gmvault, Maildir, IMAP, …</text:p>
                    <text:p/>
                  </text:list-header>
                </text:list>
              </text:list-item>
              <text:list-item>
                <text:p>Search index &amp; settings in <text:span text:style-name="T8">~/.mailpile</text:span></text:p>
              </text:list-item>
              <text:list-item>
                <text:p>Settings can be GPG encrypted</text:p>
                <text:list>
                  <text:list-header>
                    <text:p>(soon: also encrypt drafts / entire mailboxes)</text:p>
                  </text:list-header>
                </text:list>
              </text:list-item>
              <text:list-item>
                <text:p>Search index can be one-way hash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OpenPGP eas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OpenPGP built in from day one (via. gpg)</text:p>
              </text:list-item>
              <text:list-item>
                <text:p>Use visual cues in the UI to illustrate</text:p>
                <text:list>
                  <text:list-item>
                    <text:p>Is a message signed? Encrypted? Trusted?</text:p>
                  </text:list-item>
                  <text:list-item>
                    <text:p>When forward/reply would leak encrypted content as plain-text</text:p>
                  </text:list-item>
                  <text:list-item>
                    <text:p>Which parts are encrypted: not the Subject!</text:p>
                  </text:list-item>
                </text:list>
              </text:list-item>
              <text:list-item>
                <text:p>Be “as secure as possible” by default</text:p>
              </text:list-item>
              <text:list-item>
                <text:p>Integrate best-practice key mgm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tting it all togeth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hip sensible default tags and filters</text:p>
                <text:list>
                  <text:list-item>
                    <text:p>New (unread) is a tag and two filters</text:p>
                  </text:list-item>
                  <text:list-item>
                    <text:p>Similar for Inbox, Spam, Notifications, ...</text:p>
                  </text:list-item>
                </text:list>
              </text:list-item>
              <text:list-item>
                <text:p>Ship helpful default groups</text:p>
                <text:list>
                  <text:list-item>
                    <text:p>Known senders like Paypal, banks, Twitter...?</text:p>
                  </text:list-item>
                </text:list>
              </text:list-item>
              <text:list-item>
                <text:p>Friendly installation process</text:p>
                <text:list>
                  <text:list-item>
                    <text:p>Find your mail and index it</text:p>
                  </text:list-item>
                  <text:list-item>
                    <text:p>Import settings, contacts from other mail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tting it all togeth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Generate or detect GPG keys</text:p>
              </text:list-item>
              <text:list-item>
                <text:p>Train the spam filter</text:p>
              </text:list-item>
              <text:list-item>
                <text:p>Make an installer for Windows and Mac</text:p>
                <text:p/>
                <text:p text:style-name="P4">Iterate until awesom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AQ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y Python? Why not notmuch? Lucene?</text:p>
                <text:list>
                  <text:list-item>
                    <text:p>Writing a search engine was fun</text:p>
                  </text:list-item>
                  <text:list-item>
                    <text:p>Minimal dependencies: easy packaging</text:p>
                  </text:list-item>
                  <text:list-item>
                    <text:p>Python is nice and accessible!</text:p>
                  </text:list-item>
                </text:list>
              </text:list-item>
              <text:list-item>
                <text:p>Why a web-mail?</text:p>
                <text:list>
                  <text:list-item>
                    <text:p>Massive community of talent in web UI design</text:p>
                  </text:list-item>
                  <text:list-item>
                    <text:p>Making e-mail part of the web is nea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5" draw:layer="layout" svg:width="25.199cm" svg:height="16.254cm" svg:x="1.4cm" svg:y="0.837cm" presentation:class="subtitle">
          <draw:text-box>
            <text:p text:style-name="P5"><text:span text:style-name="T6">Demo...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cuing e-mail ?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3">
              <text:list-item>
                <text:p>Make decentralization easy</text:p>
                <text:list>
                  <text:list-item>
                    <text:p>Including an easy migration path</text:p>
                  </text:list-item>
                </text:list>
              </text:list-item>
              <text:list-item>
                <text:p>Make good software people want to use</text:p>
              </text:list-item>
              <text:list-item>
                <text:p>Make software FOSS folks enjoy hacking on</text:p>
              </text:list-item>
              <text:list-item>
                <text:p>Make e-mail encryption understandable</text:p>
              </text:list-item>
              <text:list-item>
                <text:p>Find business models for e-mail that don't rely on ads and data mi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iness Plan 1.0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3">
              <text:list-item>
                <text:p>Assemble a team - <text:span text:style-name="T9">done!</text:span></text:p>
              </text:list-item>
              <text:list-item>
                <text:p>Fund the project using Indiegogo</text:p>
                <text:list>
                  <text:list-item>
                    <text:p>Raise awareness</text:p>
                  </text:list-item>
                  <text:list-item>
                    <text:p>Build a community</text:p>
                  </text:list-item>
                  <text:list-item>
                    <text:p>Validate the idea</text:p>
                  </text:list-item>
                </text:list>
              </text:list-item>
              <text:list-item>
                <text:p>Community members “subscribe”</text:p>
                <text:list>
                  <text:list-item>
                    <text:p>Support the project annually with donations</text:p>
                  </text:list-item>
                  <text:list-item>
                    <text:p>Get a say in how the project devel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1" draw:layer="layout" svg:width="25.199cm" svg:height="16.254cm" svg:x="1.4cm" svg:y="0.837cm" presentation:class="subtitle">
          <draw:text-box>
            <text:p text:style-name="P1"><text:span text:style-name="T10"><text:a xlink:href="http://www.mailpile.is/">www.mailpile.is</text:a></text:span></text:p>
            <text:p text:style-name="P1"/>
            <text:p text:style-name="P1"><text:a xlink:href="http://igg.me/at/mailpile">http://igg.me/at/mailpile</text:a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lides-background" xlink:href="Pictures/1000000000000280000001901DF695F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lides-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lides-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1T14:52:35</meta:creation-date>
    <dc:date>2013-08-03T10:45:49</dc:date>
    <meta:editing-duration>PT21H8M36S</meta:editing-duration>
    <meta:editing-cycles>6</meta:editing-cycles>
    <meta:generator>LibreOffice/3.5$Linux_x86 LibreOffice_project/350m1$Build-2</meta:generator>
    <meta:document-statistic meta:object-count="99"/>
  </office:meta>
</office:document-meta>
</file>